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1pt"/>
    </style:style>
    <style:style style:name="co2" style:family="table-column">
      <style:table-column-properties fo:break-before="auto" style:column-width="156.84pt"/>
    </style:style>
    <style:style style:name="co3" style:family="table-column">
      <style:table-column-properties fo:break-before="auto" style:column-width="156.1pt"/>
    </style:style>
    <style:style style:name="co4" style:family="table-column">
      <style:table-column-properties fo:break-before="auto" style:column-width="157.66pt"/>
    </style:style>
    <style:style style:name="co5" style:family="table-column">
      <style:table-column-properties fo:break-before="auto" style:column-width="168.66pt"/>
    </style:style>
    <style:style style:name="co6" style:family="table-column">
      <style:table-column-properties fo:break-before="auto" style:column-width="148.25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454.05pt" svg:height="255.26pt" svg:x="365.92pt" svg:y="22.59pt">
            <draw:object draw:notify-on-update-of-ranges="out.A2:out.A3 out.A4:out.A9 out.B2:out.B3 out.B4:out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100 Gram 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toe </text:p>
          </table:table-cell>
          <table:table-cell office:value-type="float" office:value="0.0000000292166644488889" calcext:value-type="float">
            <text:p>2.92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uce </text:p>
          </table:table-cell>
          <table:table-cell office:value-type="float" office:value="0.0000000808213769567565" calcext:value-type="float">
            <text:p>8.08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ach </text:p>
          </table:table-cell>
          <table:table-cell office:value-type="float" office:value="0.832298421943948" calcext:value-type="float">
            <text:p>8.32E-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ot </text:p>
          </table:table-cell>
          <table:table-cell office:value-type="float" office:value="0.0000000609676529257519" calcext:value-type="float">
            <text:p>6.10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flower </text:p>
          </table:table-cell>
          <table:table-cell office:value-type="float" office:value="0.0960832737370545" calcext:value-type="float">
            <text:p>9.61E-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fu </text:p>
          </table:table-cell>
          <table:table-cell office:value-type="float" office:value="0.0000000865678690860225" calcext:value-type="float">
            <text:p>8.66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kpea </text:p>
          </table:table-cell>
          <table:table-cell office:value-type="float" office:value="1.15236405956968" calcext:value-type="float">
            <text:p>1.15E+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 </text:p>
          </table:table-cell>
          <table:table-cell office:value-type="float" office:value="0.00000000436487531887839" calcext:value-type="float">
            <text:p>4.36E-09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3" office:value-type="currency" office:currency="USD" office:value="1.55413285591203" calcext:value-type="currency">
            <text:p>$1.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0:17:55.010000000</dc:date>
    <dc:creator>Jacob Mastel</dc:creator>
    <meta:editing-duration>PT40S</meta:editing-duration>
    <meta:editing-cycles>2</meta:editing-cycles>
    <meta:generator>LibreOffice/4.4.2.2$Windows_x86 LibreOffice_project/c4c7d32d0d49397cad38d62472b0bc8acff48dd6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circle" chart:style-name="ch1">
        <chart:legend chart:legend-position="end" svg:x="13.729cm" svg:y="2.959cm" style:legend-expansion="high" chart:style-name="ch2"/>
        <chart:plot-area chart:style-name="ch3" table:cell-range-address="out.A2:out.B9" chart:data-source-has-labels="both" svg:x="2.485cm" svg:y="0.127cm" svg:width="8.644cm" svg:height="8.645cm">
          <chartooo:coordinate-region svg:x="2.483cm" svg:y="0.128cm" svg:width="8.648cm" svg:height="8.644cm"/>
          <chart:axis chart:dimension="x" chart:name="primary-x" chart:style-name="ch4" chartooo:axis-type="auto">
            <chartooo:date-scale/>
            <chart:categories table:cell-range-address="out.A4:out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.B4:out.B9" chart:label-cell-address="out.B2:out.B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92E-08 8.08E-08</text:p>
                <text:list>
                  <text:list-item>
                    <text:p>2.92E-08</text:p>
                  </text:list-item>
                  <text:list-item>
                    <text:p>8.08E-08</text:p>
                  </text:list-item>
                </text:list>
                <draw:g>
                  <svg:desc>out.B2:out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ach </text:p>
                <draw:g>
                  <svg:desc>out.A4:out.A9</svg:desc>
                </draw:g>
              </table:table-cell>
              <table:table-cell office:value-type="float" office:value="0.832298421943948">
                <text:p>0.832298421943948</text:p>
                <draw:g>
                  <svg:desc>out.B4:out.B9</svg:desc>
                </draw:g>
              </table:table-cell>
            </table:table-row>
            <table:table-row>
              <table:table-cell office:value-type="string">
                <text:p>carrot </text:p>
              </table:table-cell>
              <table:table-cell office:value-type="float" office:value="0.0000000609676529257519">
                <text:p>0.0000000609676529257519</text:p>
              </table:table-cell>
            </table:table-row>
            <table:table-row>
              <table:table-cell office:value-type="string">
                <text:p>sunflower </text:p>
              </table:table-cell>
              <table:table-cell office:value-type="float" office:value="0.0960832737370545">
                <text:p>0.0960832737370545</text:p>
              </table:table-cell>
            </table:table-row>
            <table:table-row>
              <table:table-cell office:value-type="string">
                <text:p>tofu </text:p>
              </table:table-cell>
              <table:table-cell office:value-type="float" office:value="0.0000000865678690860225">
                <text:p>0.0000000865678690860225</text:p>
              </table:table-cell>
            </table:table-row>
            <table:table-row>
              <table:table-cell office:value-type="string">
                <text:p>chickpea </text:p>
              </table:table-cell>
              <table:table-cell office:value-type="float" office:value="1.15236405956968">
                <text:p>1.15236405956968</text:p>
              </table:table-cell>
            </table:table-row>
            <table:table-row>
              <table:table-cell office:value-type="string">
                <text:p>oil </text:p>
              </table:table-cell>
              <table:table-cell office:value-type="float" office:value="0.00000000436487531887839">
                <text:p>0.000000004364875318878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